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atFileInputStream.setManagingComponent( ProjectComponent 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FileInputStream.readCurr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File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catFileInputStream.close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atFile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atFileInputStream.openFile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catFileInputStream.setManagingTask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FileInputStream.ConcatFileInputStream( File [ ]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FileInputStream.log( String message , int log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